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803cm" fo:margin-left="0.196cm" fo:margin-right="0cm" table:align="margins"/>
    </style:style>
    <style:style style:name="Táblázat1.A" style:family="table-column">
      <style:table-column-properties style:column-width="4.075cm" style:rel-column-width="15891*"/>
    </style:style>
    <style:style style:name="Táblázat1.B" style:family="table-column">
      <style:table-column-properties style:column-width="4.233cm" style:rel-column-width="16511*"/>
    </style:style>
    <style:style style:name="Táblázat1.C" style:family="table-column">
      <style:table-column-properties style:column-width="4.26cm" style:rel-column-width="16614*"/>
    </style:style>
    <style:style style:name="Táblázat1.D" style:family="table-column">
      <style:table-column-properties style:column-width="4.235cm" style:rel-column-width="16519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D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C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áblázat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D3" style:family="table-cell" style:data-style-name="N76">
      <style:table-cell-properties fo:padding="0.097cm" fo:border-left="0.002cm solid #000000" fo:border-right="0.002cm solid #000000" fo:border-top="none" fo:border-bottom="0.002cm solid #000000"/>
    </style:style>
    <style:style style:name="Táblázat1.D4" style:family="table-cell" style:data-style-name="N108">
      <style:table-cell-properties fo:padding="0.097cm" fo:border-left="0.002cm solid #000000" fo:border-right="0.002cm solid #000000" fo:border-top="none" fo:border-bottom="0.002cm solid #000000"/>
    </style:style>
    <style:style style:name="Táblázat1.8" style:family="table-row">
      <style:table-row-properties style:min-row-height="1.716cm"/>
    </style:style>
    <style:style style:name="P1" style:family="paragraph" style:parent-style-name="Standard">
      <style:text-properties fo:font-size="14pt" fo:language="hu" fo:country="H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hu" fo:country="H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hu" fo:country="H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hu" fo:country="H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language="hu" fo:country="HU"/>
    </style:style>
    <style:style style:name="P6" style:family="paragraph" style:parent-style-name="Standard">
      <style:paragraph-properties fo:text-align="center" style:justify-single-word="false"/>
      <style:text-properties fo:language="hu" fo:country="HU"/>
    </style:style>
    <style:style style:name="P7" style:family="paragraph" style:parent-style-name="Standard">
      <style:paragraph-properties fo:text-align="start" style:justify-single-word="false"/>
      <style:text-properties fo:font-size="12pt" fo:language="hu" fo:country="H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4.075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  <number:currency-style style:name="N107P0" style:volatile="true">
      <number:number number:decimal-places="0" number:min-integer-digits="1" number:grouping="true"/>
      <number:text> </number:text>
      <number:currency-symbol number:language="hu" number:country="HU">Ft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date-style style:name="N108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2"/>TÁJÉKOZTATÓ A GYŐR MEGYEI JOGÚ VÁROS ÖNKORMÁNYZAT <text:s/></text:p>
      <text:p text:style-name="P2">NÉPJÓLÉTI OSZTÁLY</text:p>
      <text:p text:style-name="P5">ÁLTAL KÖTÖTT SZERZŐDÉSEKRŐL</text:p>
      <text:p text:style-name="P6">(az Áht. 15/A.§-a és a 15/B §-a, valamint a költségvetési rendelet 23.§ (3) bek. alapján)</text:p>
      <text:p text:style-name="P3"/>
      <text:p text:style-name="P4"><text:s text:c="52"/>2010. március hó</text:p>
      <text:p text:style-name="P4"><text:s text:c="10"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>
          <table:table-cell table:style-name="Táblázat1.A1" office:value-type="string">
            <text:p text:style-name="P10"><text:s text:c="6"/>A szerződés <text:s text:c="2"/>megnevezése, <text:s text:c="5"/>típus, <text:s text:c="2"/>tárgya </text:p>
          </table:table-cell>
          <table:table-cell table:style-name="Táblázat1.A1" office:value-type="string">
            <text:p text:style-name="P9"><text:s text:c="4"/>A szerződő fél <text:s text:c="5"/></text:p>
            <text:p text:style-name="P9"><text:s text:c="5"/>megnevezése</text:p>
          </table:table-cell>
          <table:table-cell table:style-name="Táblázat1.A1" office:value-type="string">
            <text:p text:style-name="P9"><text:s text:c="5"/>A szerződés </text:p>
            <text:p text:style-name="P9"><text:s text:c="10"/>értéke</text:p>
          </table:table-cell>
          <table:table-cell table:style-name="Táblázat1.D1" office:value-type="string">
            <text:p text:style-name="P9"><text:s text:c="5"/>A szerződés </text:p>
            <text:p text:style-name="P9"><text:s text:c="6"/>időtartama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</text:p>
            <text:p text:style-name="P11">Önismereti és személyiségfejlesztő képzés</text:p>
          </table:table-cell>
          <table:table-cell table:style-name="Táblázat1.A2" office:value-type="string">
            <text:p text:style-name="P13">Hamar Zoltánné</text:p>
          </table:table-cell>
          <table:table-cell table:style-name="Táblázat1.C2" office:value-type="currency" office:currency="HUF" office:value="640000">
            <text:p text:style-name="P13">640 000 Ft</text:p>
          </table:table-cell>
          <table:table-cell table:style-name="Táblázat1.D2" office:value-type="string">
            <text:p text:style-name="P14">2010.március 03- május 05-ig (1. csop.)</text:p>
            <text:p text:style-name="P14">2010. március 05-május 07-ig (2. csop.)</text:p>
            <text:p text:style-name="P14">16 fő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</text:p>
            <text:p text:style-name="P11">Esetmegbeszélés</text:p>
          </table:table-cell>
          <table:table-cell table:style-name="Táblázat1.A2" office:value-type="string">
            <text:p text:style-name="P13">Benczéné Tímár Irén</text:p>
          </table:table-cell>
          <table:table-cell table:style-name="Táblázat1.C2" office:value-type="currency" office:currency="HUF" office:value="25000">
            <text:p text:style-name="P13">25 000 Ft</text:p>
          </table:table-cell>
          <table:table-cell table:style-name="Táblázat1.D3" office:value-type="date" office:date-value="2010-03-10">
            <text:p text:style-name="P14">2010. március 10.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 </text:p>
            <text:p text:style-name="P11">Előadás</text:p>
          </table:table-cell>
          <table:table-cell table:style-name="Táblázat1.A2" office:value-type="string">
            <text:p text:style-name="P13">Szabó Noémi</text:p>
          </table:table-cell>
          <table:table-cell table:style-name="Táblázat1.C2" office:value-type="currency" office:currency="HUF" office:value="5000">
            <text:p text:style-name="P13">5 000 Ft</text:p>
          </table:table-cell>
          <table:table-cell table:style-name="Táblázat1.D4" office:value-type="date" office:date-value="2010-03-18">
            <text:p text:style-name="P11">2010. március 18.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</text:p>
            <text:p text:style-name="P11">Esetmegbeszélés</text:p>
          </table:table-cell>
          <table:table-cell table:style-name="Táblázat1.A2" office:value-type="string">
            <text:p text:style-name="P13">Barbori Bt.</text:p>
          </table:table-cell>
          <table:table-cell table:style-name="Táblázat1.A2" office:value-type="string">
            <text:p text:style-name="P13">35 000 Ft/ alkalom</text:p>
            <text:p text:style-name="P13"/>
            <text:p text:style-name="P13"/>
          </table:table-cell>
          <table:table-cell table:style-name="Táblázat1.D2" office:value-type="string">
            <text:p text:style-name="P11">2010. március 18, 25.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</text:p>
            <text:p text:style-name="P11">Kreatív fog.- Víz Világnap</text:p>
          </table:table-cell>
          <table:table-cell table:style-name="Táblázat1.A2" office:value-type="string">
            <text:p text:style-name="P13">Huszár Mária</text:p>
          </table:table-cell>
          <table:table-cell table:style-name="Táblázat1.C2" office:value-type="currency" office:currency="HUF" office:value="10000">
            <text:p text:style-name="P13">10 000 Ft</text:p>
          </table:table-cell>
          <table:table-cell table:style-name="Táblázat1.D3" office:value-type="date" office:date-value="2010-03-22">
            <text:p text:style-name="P11">2010. március 22.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 </text:p>
            <text:p text:style-name="P11">Reklámszerződés</text:p>
          </table:table-cell>
          <table:table-cell table:style-name="Táblázat1.A2" office:value-type="string">
            <text:p text:style-name="P13">Oxygen Média <text:s/>Kft.</text:p>
          </table:table-cell>
          <table:table-cell table:style-name="Táblázat1.A2" office:value-type="string">
            <text:p text:style-name="P13">40 000 Ft+ ÁFA</text:p>
          </table:table-cell>
          <table:table-cell table:style-name="Táblázat1.D2" office:value-type="string">
            <text:p text:style-name="P11">2010. március 22- április 18.</text:p>
          </table:table-cell>
        </table:table-row>
        <table:table-row table:style-name="Táblázat1.8">
          <table:table-cell table:style-name="Táblázat1.A2" office:value-type="string">
            <text:p text:style-name="P11">Megrendelés</text:p>
            <text:p text:style-name="P11">Tárgy: </text:p>
            <text:p text:style-name="P11">Élménypedagógiai képzés</text:p>
            <text:p text:style-name="P11"/>
          </table:table-cell>
          <table:table-cell table:style-name="Táblázat1.A2" office:value-type="string">
            <text:p text:style-name="P13">Pressley-Ridge Magyarország Alapítvány</text:p>
          </table:table-cell>
          <table:table-cell table:style-name="Táblázat1.C2" office:value-type="currency" office:currency="HUF" office:value="208000">
            <text:p text:style-name="P13">208 000 Ft</text:p>
          </table:table-cell>
          <table:table-cell table:style-name="Táblázat1.D2" office:value-type="string">
            <text:p text:style-name="P12">2010. március 26-28-ig</text:p>
          </table:table-cell>
        </table:table-row>
        <table:table-row>
          <table:table-cell table:style-name="Táblázat1.A2" office:value-type="string">
            <text:p text:style-name="P11">Megbízás</text:p>
            <text:p text:style-name="P11">Tárgy: </text:p>
            <text:p text:style-name="P11">Party-Szervíz</text:p>
            <text:p text:style-name="P11">Drogprevenciós munka</text:p>
          </table:table-cell>
          <table:table-cell table:style-name="Táblázat1.A2" office:value-type="string">
            <text:p text:style-name="P13">Baczoni-Oláh Dóra</text:p>
          </table:table-cell>
          <table:table-cell table:style-name="Táblázat1.C2" office:value-type="currency" office:currency="HUF" office:value="12000">
            <text:p text:style-name="P13">12 000 Ft</text:p>
          </table:table-cell>
          <table:table-cell table:style-name="Táblázat1.D3" office:value-type="date" office:date-value="2010-03-26">
            <text:p text:style-name="P12">2010. március 26.</text:p>
          </table:table-cell>
        </table:table-row>
      </table:table>
      <text:p text:style-name="P4"><text:s/></text:p>
      <text:p text:style-name="P7">Győr, 2010. április 06. <text:s text:c="103"/></text:p>
      <text:p text:style-name="P7"><text:s text:c="109"/>Páternoszter Piroska</text:p>
      <text:p text:style-name="P8"><text:s text:c="114"/>Osztályvezet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9T13:58:06.76</meta:creation-date>
    <meta:print-date>2010-03-29T15:47:18.79</meta:print-date>
    <dc:date>2010-04-06T08:15:45.93</dc:date>
    <meta:editing-duration>PT00H02M49S</meta:editing-duration>
    <meta:editing-cycles>2</meta:editing-cycles>
    <meta:generator>OpenOffice.org/3.1$Win32 OpenOffice.org_project/310m19$Build-9420</meta:generator>
    <meta:document-statistic meta:table-count="1" meta:image-count="0" meta:object-count="0" meta:page-count="1" meta:paragraph-count="68" meta:word-count="168" meta:character-count="1552"/>
  </office:meta>
</office:document-meta>
</file>